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1.376cm" style:rel-column-width="5124*"/>
    </style:style>
    <style:style style:name="Table3.B" style:family="table-column">
      <style:table-column-properties style:column-width="13.361cm" style:rel-column-width="49767*"/>
    </style:style>
    <style:style style:name="Table3.C" style:family="table-column">
      <style:table-column-properties style:column-width="2.858cm" style:rel-column-width="1064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376cm" style:rel-column-width="5124*"/>
    </style:style>
    <style:style style:name="Table1.B" style:family="table-column">
      <style:table-column-properties style:column-width="13.361cm" style:rel-column-width="49767*"/>
    </style:style>
    <style:style style:name="Table1.C" style:family="table-column">
      <style:table-column-properties style:column-width="2.858cm" style:rel-column-width="1064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376cm" style:rel-column-width="5124*"/>
    </style:style>
    <style:style style:name="Table2.B" style:family="table-column">
      <style:table-column-properties style:column-width="13.361cm" style:rel-column-width="49767*"/>
    </style:style>
    <style:style style:name="Table2.C" style:family="table-column">
      <style:table-column-properties style:column-width="2.858cm" style:rel-column-width="10644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1.376cm" style:rel-column-width="5124*"/>
    </style:style>
    <style:style style:name="Table4.B" style:family="table-column">
      <style:table-column-properties style:column-width="13.361cm" style:rel-column-width="49767*"/>
    </style:style>
    <style:style style:name="Table4.C" style:family="table-column">
      <style:table-column-properties style:column-width="2.858cm" style:rel-column-width="10644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-1.27cm" style:auto-text-indent="false" fo:break-before="page"/>
      <style:text-properties fo:font-weight="bold" style:font-weight-asian="bold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6pt" fo:font-weight="bold" style:font-size-asian="14pt" style:font-weight-asian="bold" style:font-size-complex="16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MT" fo:font-size="10pt" fo:font-weight="normal" style:font-size-asian="10pt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text-align="start" style:justify-single-word="false" style:page-number="auto"/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master-page-name="Standard">
      <style:paragraph-properties fo:text-align="start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 style:master-page-name="Standard">
      <style:paragraph-properties style:page-number="auto"/>
    </style:style>
    <style:style style:name="P31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32" style:family="paragraph" style:parent-style-name="Text_20_body" style:master-page-name="Standard">
      <style:paragraph-properties fo:margin-left="1.27cm" fo:margin-right="0cm" fo:text-indent="0cm" style:auto-text-indent="false" style:page-number="auto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MT" fo:font-size="10pt" style:font-size-asian="10pt"/>
    </style:style>
    <style:style style:name="T3" style:family="text">
      <style:text-properties style:font-name="Arial-BoldMT" fo:font-size="10pt" fo:font-weight="bold" style:font-size-asian="10pt" style:font-weight-asian="bold"/>
    </style:style>
    <style:style style:name="T4" style:family="text">
      <style:text-properties style:font-name="Arial-BoldMT" fo:font-size="10pt" fo:font-weight="bold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UNAGSCREEN.PAS</text:p>
      <text:p text:style-name="P7">SOFTWARE TEST PROCEDURES</text:p>
      <text:p text:style-name="P7">Ver <text:user-field-get text:name="Ver">1.0.0</text:user-field-get></text:p>
      <text:p text:style-name="P7"><text:date style:data-style-name="N75" text:date-value="2018-09-30T13:34:32.97">Sep 30, 2018</text:date></text:p>
      <text:p text:style-name="P8"/>
      <text:p text:style-name="P6"/>
      <text:p text:style-name="Text_20_body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4">01 HUNAGSCREEN <text:s/>DEFAULT ACTIVATION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STEP</text:p>
            </table:table-cell>
            <table:table-cell table:style-name="Table3.A1" office:value-type="string">
              <text:p text:style-name="P12">TEST</text:p>
            </table:table-cell>
            <table:table-cell table:style-name="Table3.C1" office:value-type="string">
              <text:p text:style-name="P12">RESULT</text:p>
            </table:table-cell>
          </table:table-row>
        </table:table-header-rows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7">TEST 1 - This tests the Default activation of the Nag Screen. 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0" text:name="Drawing" text:formula="ooow:Drawing+1" style:num-format="1">1</text:sequence></text:p>
          </table:table-cell>
          <table:table-cell table:style-name="Table3.A2" office:value-type="string">
            <text:p text:style-name="P18">Launch the Application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1" text:name="Drawing" text:formula="ooow:Drawing+1" style:num-format="1">2</text:sequence></text:p>
          </table:table-cell>
          <table:table-cell table:style-name="Table3.A2" office:value-type="string">
            <text:p text:style-name="P18">Select the &lt;<text:span text:style-name="T1">Test 1</text:span>&gt; Button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2" text:name="Drawing" text:formula="ooow:Drawing+1" style:num-format="1">3</text:sequence></text:p>
          </table:table-cell>
          <table:table-cell table:style-name="Table3.A2" office:value-type="string">
            <text:p text:style-name="P30">Ensure the <text:span text:style-name="T1">HUNagScreen</text:span> is displayed in <text:s/>the <text:span text:style-name="T1">centre</text:span> of the display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3" text:name="Drawing" text:formula="ooow:Drawing+1" style:num-format="1">4</text:sequence></text:p>
          </table:table-cell>
          <table:table-cell table:style-name="Table3.A2" office:value-type="string">
            <text:p text:style-name="P30">Ensure the <text:span text:style-name="T1">Title Bar</text:span> displays the text “<text:span text:style-name="T1">Default Title</text:span>”<text:span text:style-name="T1">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4" text:name="Drawing" text:formula="ooow:Drawing+1" style:num-format="1">5</text:sequence></text:p>
          </table:table-cell>
          <table:table-cell table:style-name="Table3.A2" office:value-type="string">
            <text:p text:style-name="P30">Ensure there are <text:span text:style-name="T1">No Icons</text:span> on the <text:span text:style-name="T1">Title Bar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5" text:name="Drawing" text:formula="ooow:Drawing+1" style:num-format="1">6</text:sequence></text:p>
          </table:table-cell>
          <table:table-cell table:style-name="Table3.A2" office:value-type="string">
            <text:p text:style-name="P30">Ensure the <text:span text:style-name="T1">appropriate text</text:span> is displayed in the <text:span text:style-name="T1">Memo Field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6" text:name="Drawing" text:formula="ooow:Drawing+1" style:num-format="1">7</text:sequence></text:p>
          </table:table-cell>
          <table:table-cell table:style-name="Table3.A2" office:value-type="string">
            <text:p text:style-name="P30">Ensure the following buttons are on the form: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7" text:name="Drawing" text:formula="ooow:Drawing+1" style:num-format="1">8</text:sequence></text:p>
          </table:table-cell>
          <table:table-cell table:style-name="Table3.A2" office:value-type="string">
            <text:p text:style-name="P32">&lt;<text:span text:style-name="T1">Help</text:span>&gt; <text:s text:c="2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8" text:name="Drawing" text:formula="ooow:Drawing+1" style:num-format="1">9</text:sequence></text:p>
          </table:table-cell>
          <table:table-cell table:style-name="Table3.A2" office:value-type="string">
            <text:p text:style-name="P32">&lt;<text:span text:style-name="T1">Yes</text:span>&gt; <text:s text:c="2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9" text:name="Drawing" text:formula="ooow:Drawing+1" style:num-format="1">10</text:sequence></text:p>
          </table:table-cell>
          <table:table-cell table:style-name="Table3.A2" office:value-type="string">
            <text:p text:style-name="P32">&lt;<text:span text:style-name="T1">No</text:span>&gt; <text:s text:c="3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10" text:name="Drawing" text:formula="ooow:Drawing+1" style:num-format="1">11</text:sequence></text:p>
          </table:table-cell>
          <table:table-cell table:style-name="Table3.A2" office:value-type="string">
            <text:p text:style-name="P30">Ensure the &lt;<text:span text:style-name="T1">Yes</text:span>&gt; button has the focus.</text:p>
          </table:table-cell>
          <table:table-cell table:style-name="Table3.C2" office:value-type="string">
            <text:p text:style-name="P11"/>
          </table:table-cell>
        </table:table-row>
      </table:table>
      <text:p text:style-name="Text_20_body"/>
      <text:p text:style-name="P4">02 TAB ORDER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2">STEP</text:p>
            </table:table-cell>
            <table:table-cell table:style-name="Table1.A1" office:value-type="string">
              <text:p text:style-name="P12">TEST</text:p>
            </table:table-cell>
            <table:table-cell table:style-name="Table1.C1" office:value-type="string">
              <text:p text:style-name="P12">RESULT</text:p>
            </table:table-cell>
          </table:table-row>
        </table:table-header-rows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>This tests the Tab order of all controls and buttons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1" text:name="Drawing" text:formula="ooow:Drawing+1" style:num-format="1">12</text:sequence></text:p>
          </table:table-cell>
          <table:table-cell table:style-name="Table1.A2" office:value-type="string">
            <text:p text:style-name="P18"><text:span text:style-name="T2">Select the &lt;</text:span><text:span text:style-name="T3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2" text:name="Drawing" text:formula="ooow:Drawing+1" style:num-format="1">13</text:sequence></text:p>
          </table:table-cell>
          <table:table-cell table:style-name="Table1.A2" office:value-type="string">
            <text:p text:style-name="P30">Ensure the <text:span text:style-name="T1">cursor</text:span> moves to the &lt;<text:span text:style-name="T1">No</text:span>&gt; button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3" text:name="Drawing" text:formula="ooow:Drawing+1" style:num-format="1">14</text:sequence></text:p>
          </table:table-cell>
          <table:table-cell table:style-name="Table1.A2" office:value-type="string">
            <text:p text:style-name="P18"><text:span text:style-name="T2">Select the &lt;</text:span><text:span text:style-name="T4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3"><text:sequence text:ref-name="refDrawing14" text:name="Drawing" text:formula="ooow:Drawing+1" style:num-format="1">15</text:sequence></text:p>
          </table:table-cell>
          <table:table-cell table:style-name="Table1.A2" office:value-type="string">
            <text:p text:style-name="P31">Ensure the <text:span text:style-name="T1">cursor</text:span> moves to the &lt;<text:span text:style-name="T1">Help</text:span>&gt; button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5" text:name="Drawing" text:formula="ooow:Drawing+1" style:num-format="1">16</text:sequence></text:p>
          </table:table-cell>
          <table:table-cell table:style-name="Table1.A2" office:value-type="string">
            <text:p text:style-name="P18"><text:span text:style-name="T2">Select the &lt;</text:span><text:span text:style-name="T4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6" text:name="Drawing" text:formula="ooow:Drawing+1" style:num-format="1">17</text:sequence></text:p>
          </table:table-cell>
          <table:table-cell table:style-name="Table1.A2" office:value-type="string">
            <text:p text:style-name="P31">Ensure the cursor moves to the &lt;<text:span text:style-name="T1">Yes</text:span>&gt; button.</text:p>
          </table:table-cell>
          <table:table-cell table:style-name="Table1.C2" office:value-type="string">
            <text:p text:style-name="P11"/>
          </table:table-cell>
        </table:table-row>
      </table:table>
      <text:p text:style-name="P10"/>
      <text:p text:style-name="P10"/>
      <text:p text:style-name="P9"/>
      <text:p text:style-name="P4">03 BUTTON FUNCTIONALITY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2">STEP</text:p>
            </table:table-cell>
            <table:table-cell table:style-name="Table2.A1" office:value-type="string">
              <text:p text:style-name="P12">TEST</text:p>
            </table:table-cell>
            <table:table-cell table:style-name="Table2.C1" office:value-type="string">
              <text:p text:style-name="P12">RESULT</text:p>
            </table:table-cell>
          </table:table-row>
        </table:table-header-rows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>This tests the Functionality of each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7" text:name="Drawing" text:formula="ooow:Drawing+1" style:num-format="1">18</text:sequence></text:p>
          </table:table-cell>
          <table:table-cell table:style-name="Table2.A2" office:value-type="string">
            <text:p text:style-name="P19">Select the &lt;<text:span text:style-name="T1">Help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8" text:name="Drawing" text:formula="ooow:Drawing+1" style:num-format="1">19</text:sequence></text:p>
          </table:table-cell>
          <table:table-cell table:style-name="Table2.A2" office:value-type="string">
            <text:p text:style-name="P30">Ensure the <text:span text:style-name="T1">Information Message Box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9" text:name="Drawing" text:formula="ooow:Drawing+1" style:num-format="1">20</text:sequence></text:p>
          </table:table-cell>
          <table:table-cell table:style-name="Table2.A2" office:value-type="string">
            <text:p text:style-name="P30">Ensure the <text:span text:style-name="T1">imNotImplementedMsg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0" text:name="Drawing" text:formula="ooow:Drawing+1" style:num-format="1">21</text:sequence></text:p>
          </table:table-cell>
          <table:table-cell table:style-name="Table2.A2" office:value-type="string">
            <text:p text:style-name="P19"><text:s/>Close the Message Box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1" text:name="Drawing" text:formula="ooow:Drawing+1" style:num-format="1">22</text:sequence></text:p>
          </table:table-cell>
          <table:table-cell table:style-name="Table2.A2" office:value-type="string">
            <text:p text:style-name="P19">Select the &lt;<text:span text:style-name="T1">Yes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2" text:name="Drawing" text:formula="ooow:Drawing+1" style:num-format="1">23</text:sequence></text:p>
          </table:table-cell>
          <table:table-cell table:style-name="Table2.A2" office:value-type="string">
            <text:p text:style-name="P31">Ensure the <text:span text:style-name="T1">Registration Dialog Box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3" text:name="Drawing" text:formula="ooow:Drawing+1" style:num-format="1">24</text:sequence></text:p>
          </table:table-cell>
          <table:table-cell table:style-name="Table2.A2" office:value-type="string">
            <text:p text:style-name="P31">Close <text:s/>Registration Dialog Box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4" text:name="Drawing" text:formula="ooow:Drawing+1" style:num-format="1">25</text:sequence></text:p>
          </table:table-cell>
          <table:table-cell table:style-name="Table2.A2" office:value-type="string">
            <text:p text:style-name="P19">Select the &lt;<text:span text:style-name="T1">No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5" text:name="Drawing" text:formula="ooow:Drawing+1" style:num-format="1">26</text:sequence></text:p>
          </table:table-cell>
          <table:table-cell table:style-name="Table2.A2" office:value-type="string">
            <text:p text:style-name="P31">Ensure the NagScreen dialog box is closed.</text:p>
          </table:table-cell>
          <table:table-cell table:style-name="Table2.C2" office:value-type="string">
            <text:p text:style-name="P11"/>
          </table:table-cell>
        </table:table-row>
      </table:table>
      <text:p text:style-name="P13"/>
      <text:p text:style-name="P20"/>
      <text:p text:style-name="P33">04 CHANGE DEFAULTS</text:p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2">STEP</text:p>
            </table:table-cell>
            <table:table-cell table:style-name="Table4.A1" office:value-type="string">
              <text:p text:style-name="P12">TEST</text:p>
            </table:table-cell>
            <table:table-cell table:style-name="Table4.C1" office:value-type="string">
              <text:p text:style-name="P12">RESULT</text:p>
            </table:table-cell>
          </table:table-row>
        </table:table-header-rows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7">This tests the Changing of Default Values.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3"><text:sequence text:ref-name="refDrawing26" text:name="Drawing" text:formula="ooow:Drawing+1" style:num-format="1">27</text:sequence></text:p>
          </table:table-cell>
          <table:table-cell table:style-name="Table4.A2" office:value-type="string">
            <text:p text:style-name="P22">Select the &lt;<text:span text:style-name="T1">Test 2</text:span>&gt; Button.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3"><text:sequence text:ref-name="refDrawing27" text:name="Drawing" text:formula="ooow:Drawing+1" style:num-format="1">28</text:sequence></text:p>
          </table:table-cell>
          <table:table-cell table:style-name="Table4.A2" office:value-type="string">
            <text:p text:style-name="P23">Ensure the Dialog Box Title displays the text “New Title”.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3"><text:sequence text:ref-name="refDrawing28" text:name="Drawing" text:formula="ooow:Drawing+1" style:num-format="1">29</text:sequence></text:p>
          </table:table-cell>
          <table:table-cell table:style-name="Table4.A2" office:value-type="string">
            <text:p text:style-name="P23">Close the NagScreen.</text:p>
          </table:table-cell>
          <table:table-cell table:style-name="Table4.C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3"><text:sequence text:ref-name="refDrawing29" text:name="Drawing" text:formula="ooow:Drawing+1" style:num-format="1">30</text:sequence></text:p>
          </table:table-cell>
          <table:table-cell table:style-name="Table4.A2" office:value-type="string">
            <text:p text:style-name="P23">Close the application.</text:p>
          </table:table-cell>
          <table:table-cell table:style-name="Table4.C2" office:value-type="string">
            <text:p text:style-name="P11"/>
          </table:table-cell>
        </table:table-row>
      </table:table>
      <text:p text:style-name="P21"/>
      <text:p text:style-name="P15">END OF TES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HUNAGSCREEN.PAS Software Test Procedure</text:title> <text:user-field-get text:name="Ver">1.0.0</text:user-field-get> <text:s text:c="66"/><text:date style:data-style-name="N75" text:date-value="2018-09-30T13:34:32.91">Sep 30, 2018</text:date></text:p>
      </style:header>
      <style:footer>
        <text:p text:style-name="MP2">Page 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22T11:52:16.57</meta:creation-date>
    <meta:generator>OpenOffice/4.1.5$Win32 OpenOffice.org_project/415m1$Build-9789</meta:generator>
    <meta:editing-duration>PT23H31M48S</meta:editing-duration>
    <meta:editing-cycles>190</meta:editing-cycles>
    <dc:title>HUNAGSCREEN.PAS Software Test Procedure</dc:title>
    <dc:date>2018-09-30T13:34:32.78</dc:date>
    <dc:creator>Hew Lines</dc:creator>
    <meta:document-statistic meta:table-count="4" meta:image-count="0" meta:object-count="0" meta:page-count="5" meta:paragraph-count="87" meta:word-count="286" meta:character-count="1633"/>
    <meta:user-defined meta:name="Ver">1.0.0</meta:user-defined>
  </office:meta>
</office:document-meta>
</file>